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Uc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10.68" calcext:value-type="float">
            <text:p>10,68</text:p>
          </table:table-cell>
          <table:table-cell office:value-type="float" office:value="47" calcext:value-type="float">
            <text:p>47</text:p>
          </table:table-cell>
          <table:table-cell office:value-type="float" office:value="66.4680374315355" calcext:value-type="float">
            <text:p>66,4680374315355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47.1" calcext:value-type="float">
            <text:p>47,1</text:p>
          </table:table-cell>
          <table:table-cell office:value-type="float" office:value="66.6094587877728" calcext:value-type="float">
            <text:p>66,6094587877728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51.6" calcext:value-type="float">
            <text:p>51,6</text:p>
          </table:table-cell>
          <table:table-cell office:value-type="float" office:value="72.9734198184517" calcext:value-type="float">
            <text:p>72,97341981845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.6" calcext:value-type="float">
            <text:p>71,6</text:p>
          </table:table-cell>
          <table:table-cell office:value-type="float" office:value="101.257691065914" calcext:value-type="float">
            <text:p>101,257691065914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99.6" calcext:value-type="float">
            <text:p>99,6</text:p>
          </table:table-cell>
          <table:table-cell office:value-type="float" office:value="140.85567081236" calcext:value-type="float">
            <text:p>140,85567081236</text:p>
          </table:table-cell>
        </table:table-row>
        <table:table-row table:style-name="ro1">
          <table:table-cell office:value-type="float" office:value="19.56" calcext:value-type="float">
            <text:p>19,56</text:p>
          </table:table-cell>
          <table:table-cell office:value-type="float" office:value="36.7" calcext:value-type="float">
            <text:p>36,7</text:p>
          </table:table-cell>
          <table:table-cell office:value-type="float" office:value="51.9016377390926" calcext:value-type="float">
            <text:p>51,9016377390926</text:p>
          </table:table-cell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9.7" calcext:value-type="float">
            <text:p>9,7</text:p>
          </table:table-cell>
          <table:table-cell office:value-type="float" office:value="13.717871555019" calcext:value-type="float">
            <text:p>13,717871555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3:29:19.3410141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01:04:58.739475119</meta:creation-date>
    <dc:date>2021-09-29T13:29:47.647398754</dc:date>
    <meta:editing-duration>PT50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